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M Mono 8" svg:font-family="'LM Mono 8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M Mono 8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/* Qwerty</text:p>
      <text:p text:style-name="P1"><text:s/>* ,-----------------------------------------------------------------------------------.</text:p>
      <text:p text:style-name="P1"><text:s/>* | Tab <text:s/>| <text:s text:c="2"/>Q <text:s/>| <text:s text:c="2"/>W <text:s/>| <text:s text:c="2"/>E <text:s/>| <text:s text:c="2"/>R <text:s/>| <text:s text:c="2"/>T <text:s/>| <text:s text:c="2"/>Y <text:s/>| <text:s text:c="2"/>U <text:s/>| <text:s text:c="2"/>I <text:s/>| <text:s text:c="2"/>O <text:s/>| <text:s text:c="2"/>P <text:s/>| Bksp |</text:p>
      <text:p text:style-name="P1"><text:s/>* |------+------+------+------+------+-------------+------+------+------+------+------|</text:p>
      <text:p text:style-name="P1"><text:s/>* | Esc <text:s/>| <text:s text:c="2"/>A <text:s/>| <text:s text:c="2"/>S <text:s/>| <text:s text:c="2"/>D <text:s/>| <text:s text:c="2"/>F <text:s/>| <text:s text:c="2"/>G <text:s/>| <text:s text:c="2"/>H <text:s/>| <text:s text:c="2"/>J <text:s/>| <text:s text:c="2"/>K <text:s/>| <text:s text:c="2"/>L <text:s/>| <text:s text:c="2"/>; <text:s/>| <text:s/>" <text:s text:c="2"/>|</text:p>
      <text:p text:style-name="P1"><text:s/>* |------+------+------+------+------+------|------+------+------+------+------+------|</text:p>
      <text:p text:style-name="P1"><text:s/>* | Shift| <text:s text:c="2"/>Z <text:s/>| <text:s text:c="2"/>X <text:s/>| <text:s text:c="2"/>C <text:s/>| <text:s text:c="2"/>V <text:s/>| <text:s text:c="2"/>B <text:s/>| <text:s text:c="2"/>N <text:s/>| <text:s text:c="2"/>M <text:s/>| <text:s text:c="2"/>, <text:s/>| <text:s text:c="2"/>. <text:s/>| <text:s text:c="2"/>/ <text:s/>|Enter |</text:p>
      <text:p text:style-name="P1"><text:s/>* |------+------+------+------+------+------+------+------+------+------+------+------|</text:p>
      <text:p text:style-name="P1"><text:s/>* | <text:s text:c="5"/>| Ctrl | Alt <text:s/>| GUI <text:s/>|Lower | <text:s text:c="3"/>Space <text:s text:c="3"/>|Raise | Left | Down | <text:s/>Up <text:s/>|Right |</text:p>
      <text:p text:style-name="P1"><text:s/>* `-----------------------------------------------------------------------------------'</text:p>
      <text:p text:style-name="P1"/>
      <text:p text:style-name="P1">/* Lower</text:p>
      <text:p text:style-name="P1"><text:s/>* ,-----------------------------------------------------------------------------------.</text:p>
      <text:p text:style-name="P1"><text:s/>* | <text:s text:c="2"/>~ <text:s/>| <text:s text:c="2"/>! <text:s/>| <text:s text:c="2"/>@ <text:s/>| <text:s text:c="2"/># <text:s/>| <text:s text:c="2"/>$ <text:s/>| <text:s text:c="2"/>% <text:s/>| <text:s text:c="2"/>^ <text:s/>| <text:s text:c="2"/>&amp; <text:s/>| <text:s text:c="2"/>* <text:s/>| <text:s text:c="2"/>( <text:s/>| <text:s text:c="2"/>) <text:s/>| Bksp |</text:p>
      <text:p text:style-name="P1"><text:s/>* |------+------+------+------+------+-------------+------+------+------+------+------|</text:p>
      <text:p text:style-name="P1"><text:s/>* | Del <text:s/>| <text:s/>F1 <text:s/>| <text:s/>F2 <text:s/>| <text:s/>F3 <text:s/>| <text:s/>F4 <text:s/>| <text:s/>F5 <text:s/>| <text:s/>F6 <text:s/>| <text:s text:c="2"/>_ <text:s/>| <text:s text:c="2"/>+ <text:s/>| <text:s text:c="4"/>| <text:s text:c="3"/>\ <text:s/>| <text:s/>| <text:s text:c="2"/>|</text:p>
      <text:p text:style-name="P1"><text:s/>* |------+------+------+------+------+------|------+------+------+------+------+------|</text:p>
      <text:p text:style-name="P1"><text:s/>* | <text:s text:c="5"/>| <text:s/>F7 <text:s/>| <text:s/>F8 <text:s/>| <text:s/>F9 <text:s/>| <text:s/>F10 | <text:s/>F11 | <text:s/>F12 |ISO ~ |ISO | | <text:s text:c="5"/>| <text:s text:c="5"/>|Enter |</text:p>
      <text:p text:style-name="P1"><text:s/>* |------+------+------+------+------+------+------+------+------+------+------+------|</text:p>
      <text:p text:style-name="P1"><text:s/>* | <text:s text:c="5"/>| <text:s text:c="5"/>| <text:s text:c="5"/>| <text:s text:c="5"/>| <text:s text:c="5"/>| <text:s text:c="12"/>| <text:s text:c="5"/>| Next | Vol- | Vol+ | Play |</text:p>
      <text:p text:style-name="P1"><text:s/>* `-----------------------------------------------------------------------------------'</text:p>
      <text:p text:style-name="P1"/>
      <text:p text:style-name="P1">/* Raise</text:p>
      <text:p text:style-name="P1"><text:s/>* ,-----------------------------------------------------------------------------------.</text:p>
      <text:p text:style-name="P1"><text:s/>* | <text:s text:c="2"/>` <text:s/>| <text:s text:c="2"/>1 <text:s/>| <text:s text:c="2"/>2 <text:s/>| <text:s text:c="2"/>3 <text:s/>| <text:s text:c="2"/>4 <text:s/>| <text:s text:c="2"/>5 <text:s/>| <text:s text:c="2"/>6 <text:s/>| <text:s text:c="2"/>7 <text:s/>| <text:s text:c="2"/>8 <text:s/>| <text:s text:c="2"/>9 <text:s/>| <text:s text:c="2"/>0 <text:s/>| Bksp |</text:p>
      <text:p text:style-name="P1"><text:s/>* |------+------+------+------+------+-------------+------+------+------+------+------|</text:p>
      <text:p text:style-name="P1"><text:s/>* | Del <text:s/>| <text:s/>F1 <text:s/>| <text:s/>F2 <text:s/>| <text:s/>F3 <text:s/>| <text:s/>F4 <text:s/>| <text:s/>F5 <text:s/>| <text:s/>F6 <text:s/>| <text:s text:c="2"/>- <text:s/>| <text:s text:c="2"/>= <text:s/>| <text:s text:c="2"/>[ <text:s/>| <text:s text:c="2"/>] <text:s/>| <text:s/>\ <text:s text:c="2"/>|</text:p>
      <text:p text:style-name="P1"><text:s/>* |------+------+------+------+------+------|------+------+------+------+------+------|</text:p>
      <text:p text:style-name="P1"><text:s/>* | <text:s text:c="5"/>| <text:s/>F7 <text:s/>| <text:s/>F8 <text:s/>| <text:s/>F9 <text:s/>| <text:s/>F10 | <text:s/>F11 | <text:s/>F12 |ISO # |ISO / | <text:s text:c="5"/>| <text:s text:c="5"/>|Enter |</text:p>
      <text:p text:style-name="P1"><text:s/>* |------+------+------+------+------+------+------+------+------+------+------+------|</text:p>
      <text:p text:style-name="P1"><text:s/>* | <text:s text:c="5"/>| <text:s text:c="5"/>| <text:s text:c="5"/>| <text:s text:c="5"/>| <text:s text:c="5"/>| <text:s text:c="12"/>| <text:s text:c="5"/>| Next | Vol- | Vol+ | Play |</text:p>
      <text:p text:style-name="P1"><text:s/>* `-----------------------------------------------------------------------------------'</text:p>
      <text:p text:style-name="P1"/>
      <text:p text:style-name="P1">/* Adjust (Lower + Raise)</text:p>
      <text:p text:style-name="P1"><text:s/>* ,-----------------------------------------------------------------------------------.</text:p>
      <text:p text:style-name="P1"><text:s/>* | <text:s text:c="5"/>| Reset| <text:s text:c="5"/>| <text:s text:c="5"/>| <text:s text:c="5"/>| <text:s text:c="5"/>| <text:s text:c="5"/>| <text:s text:c="5"/>| <text:s text:c="5"/>| <text:s text:c="5"/>| <text:s text:c="5"/>| <text:s/>Del |</text:p>
      <text:p text:style-name="P1"><text:s/>* |------+------+------+------+------+-------------+------+------+------+------+------|</text:p>
      <text:p text:style-name="P1"><text:s/>* | <text:s text:c="5"/>| <text:s text:c="5"/>| <text:s text:c="5"/>| <text:s text:c="5"/>| <text:s text:c="5"/>| <text:s text:c="5"/>| <text:s text:c="5"/>| <text:s text:c="5"/>| <text:s text:c="5"/>| <text:s text:c="5"/>| <text:s text:c="5"/>| <text:s text:c="5"/>|</text:p>
      <text:p text:style-name="P1"><text:s/>* |------+------+------+------+------+------|------+------+------+------+------+------|</text:p>
      <text:p text:style-name="P1"><text:s/>* | <text:s text:c="5"/>| <text:s text:c="5"/>| <text:s text:c="5"/>| <text:s text:c="5"/>| <text:s text:c="5"/>| <text:s text:c="5"/>| <text:s text:c="5"/>| <text:s text:c="5"/>| <text:s text:c="5"/>| <text:s text:c="5"/>| <text:s text:c="5"/>| <text:s text:c="5"/>|</text:p>
      <text:p text:style-name="P1"><text:s/>* |------+------+------+------+------+------+------+------+------+------+------+------|</text:p>
      <text:p text:style-name="P1"><text:s/>* | <text:s text:c="5"/>| <text:s text:c="5"/>| <text:s text:c="5"/>| <text:s text:c="5"/>| <text:s text:c="5"/>| <text:s text:c="12"/>| <text:s text:c="5"/>| <text:s text:c="5"/>| <text:s text:c="5"/>| <text:s text:c="5"/>| <text:s text:c="5"/>|</text:p>
      <text:p text:style-name="P1"><text:s/>* `-----------------------------------------------------------------------------------'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M Mono 8" svg:font-family="'LM Mono 8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08:27:09.467372299</meta:creation-date>
    <dc:date>2021-12-01T08:29:56.988422488</dc:date>
    <meta:editing-duration>PT2M47S</meta:editing-duration>
    <meta:editing-cycles>2</meta:editing-cycles>
    <meta:generator>LibreOffice/7.1.7.2$Linux_X86_64 LibreOffice_project/10$Build-2</meta:generator>
    <meta:document-statistic meta:table-count="0" meta:image-count="0" meta:object-count="0" meta:page-count="1" meta:paragraph-count="40" meta:word-count="532" meta:character-count="3218" meta:non-whitespace-character-count="2239"/>
  </office:meta>
</office:document-meta>
</file>